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3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C136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ỤC LỤC</text:p>
          </table:table-cell>
          <table:covered-table-cell table:style-name="Default"/>
          <table:covered-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Ai Yêu Sự Sống Mình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Ánh Mắt Thiên Chúa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Ave Maria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3">
          <table:table-cell office:value-type="string" calcext:value-type="string">
            <text:p>Ave Maria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3">
          <table:table-cell office:value-type="string" calcext:value-type="string">
            <text:p>Ave Maria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3">
          <table:table-cell office:value-type="string" calcext:value-type="string">
            <text:p>Biết Chúa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a Tụng Chú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 office:value-type="string" calcext:value-type="string">
            <text:p>Các Thánh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3">
          <table:table-cell office:value-type="string" calcext:value-type="string">
            <text:p>Cần Biết Đánh Liều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office:value-type="string" calcext:value-type="string">
            <text:p>Cần Chúa Thánh Thần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ầu Nguyện Cho Nhau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ầu Nguyện với Chú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string" calcext:value-type="string">
            <text:p>Cha Chúng Con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3">
          <table:table-cell office:value-type="string" calcext:value-type="string">
            <text:p>Cha Trang Điểm Lời Ngài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3">
          <table:table-cell office:value-type="string" calcext:value-type="string">
            <text:p>Chỉ Có Thần Khí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3">
          <table:table-cell office:value-type="string" calcext:value-type="string">
            <text:p>Chỉ Người Nào Yêu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Chiến Đấu Vì Chú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string" calcext:value-type="string">
            <text:p>Cho Chúng Con Nên Một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3">
          <table:table-cell office:value-type="string" calcext:value-type="string">
            <text:p>Chờ Đợi Vững Vàng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3">
          <table:table-cell office:value-type="string" calcext:value-type="string">
            <text:p>Chúa Chờ Đợi Ta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 office:value-type="string" calcext:value-type="string">
            <text:p>Chúa Đến Nhà Mình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Chúa Đi Bước Trướ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Chúa Giêsu Là Đường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húa Yêu Tội Nhân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3">
          <table:table-cell office:value-type="string" calcext:value-type="string">
            <text:p>Có Cơn Khát Nà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Của Lễ Cao Trọng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Đấng Duy Nhấ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Đáp Lại Ân Sủng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 office:value-type="string" calcext:value-type="string">
            <text:p>Đáp Trả Tình Yêu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Đề Phòng Chính Mình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office:value-type="string" calcext:value-type="string">
            <text:p>Đêm Giáng Sinh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3">
          <table:table-cell office:value-type="string" calcext:value-type="string">
            <text:p>Đợi Chờ Chúa Đến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string" calcext:value-type="string">
            <text:p>Đối Tượng Duy Nhất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3">
          <table:table-cell office:value-type="string" calcext:value-type="string">
            <text:p>Đức Kitô Đã Sống Lại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string" calcext:value-type="string">
            <text:p>Gợi Lên Lời Ngợi Ca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Hãy Cầu Nguyện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 office:value-type="string" calcext:value-type="string">
            <text:p>Hãy Đến Với Chúa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Hãy Hoàn Thiện Thêm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 office:value-type="string" calcext:value-type="string">
            <text:p>Hãy Nhận Bánh Này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Hãy Ra Khơi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3">
          <table:table-cell office:value-type="string" calcext:value-type="string">
            <text:p>Hãy Sẵn Sàng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3">
          <table:table-cell office:value-type="string" calcext:value-type="string">
            <text:p>Hiệp Thông Trong Thánh Thần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Hòa Nhịp Trái Tim Chúa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Hoạt Động Và Chiêm Niệ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Hội Thánh Trong Thế Giới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3">
          <table:table-cell office:value-type="string" calcext:value-type="string">
            <text:p>Hướng Về Chúa Mọi Lúc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string" calcext:value-type="string">
            <text:p>Khao Khát Chú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Khao Khát Tình Yêu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Khi Chúa Đế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Khi Ta Muố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Kìa Bà Nào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3">
          <table:table-cell office:value-type="string" calcext:value-type="string">
            <text:p>Kính Chào Đức Mẹ Tàpao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3">
          <table:table-cell office:value-type="string" calcext:value-type="string">
            <text:p>Làm Chứng Cho Chúa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3">
          <table:table-cell office:value-type="string" calcext:value-type="string">
            <text:p>Làm Sao Hát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3">
          <table:table-cell office:value-type="string" calcext:value-type="string">
            <text:p>Lạy Các Thánh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3">
          <table:table-cell office:value-type="string" calcext:value-type="string">
            <text:p>Lạy Chúa Thánh Thần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3">
          <table:table-cell office:value-type="string" calcext:value-type="string">
            <text:p>Lạy Đấng Khôn Ngoa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Linh Hồn Hội Thánh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string" calcext:value-type="string">
            <text:p>Loan Báo Tin Mừng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3">
          <table:table-cell office:value-type="string" calcext:value-type="string">
            <text:p>Lòng Quảng Đại Của Chúa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office:value-type="string" calcext:value-type="string">
            <text:p>Lòng Thương Xót Của Chúa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3">
          <table:table-cell office:value-type="string" calcext:value-type="string">
            <text:p>Mẹ Gần Gũi Ta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3">
          <table:table-cell office:value-type="string" calcext:value-type="string">
            <text:p>Mối Dây Hiệp Nhất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Mời Gọi Nên Thán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Mọi Người Là Anh Em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3">
          <table:table-cell office:value-type="string" calcext:value-type="string">
            <text:p>Mọi Vật Ở Trong Chúa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Mong Cả Địa Cầu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Muốn Gặp Chú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Năm Mới Hé Mở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Nên Một Với Nhau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Nếu Không Thần Khí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Ngôi Lời Mặc Xác Phàm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Người Bảo sao, Cứ Làm Vậy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3">
          <table:table-cell office:value-type="string" calcext:value-type="string">
            <text:p>Nhân Chứng Sống Lại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3">
          <table:table-cell office:value-type="string" calcext:value-type="string">
            <text:p>Ơn Cứu Độ Bởi Chúa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string" calcext:value-type="string">
            <text:p>Phó Thác Cho Chúa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hục Sinh - Lễ Hội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3">
          <table:table-cell office:value-type="string" calcext:value-type="string">
            <text:p>Phục Vụ Trong Đức Ái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Sẵn Sàng Lên Đường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3">
          <table:table-cell office:value-type="string" calcext:value-type="string">
            <text:p>Sống Chết Vì Đức Tin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3">
          <table:table-cell office:value-type="string" calcext:value-type="string">
            <text:p>Sống Niềm Vui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ống Theo Thánh Thể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3">
          <table:table-cell office:value-type="string" calcext:value-type="string">
            <text:p>Suối Nước Trường Sinh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3">
          <table:table-cell office:value-type="string" calcext:value-type="string">
            <text:p>Tấm Bánh Chia Sẻ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3">
          <table:table-cell office:value-type="string" calcext:value-type="string">
            <text:p>Thánh Giuse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3">
          <table:table-cell office:value-type="string" calcext:value-type="string">
            <text:p>Thánh Thể Hiện Diện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3">
          <table:table-cell office:value-type="string" calcext:value-type="string">
            <text:p>Thầy Là Ai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Thiên Chúa Cúi Nhìn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Tiến Dâng Thân Mình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Tiếng Chú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office:value-type="string" calcext:value-type="string">
            <text:p>Tin Chúa Thánh Thần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3">
          <table:table-cell office:value-type="string" calcext:value-type="string">
            <text:p>Tỉnh Thức Nghe Tiếng Chú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Tình Yêu Chúa Lôi Cuốn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office:value-type="string" calcext:value-type="string">
            <text:p>Tôn Vinh Chúa Giêsu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3">
          <table:table-cell office:value-type="string" calcext:value-type="string">
            <text:p>Trong Chén Thánh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Trung Tín Với Chú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Từ Bỏ Chính Mình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string" calcext:value-type="string">
            <text:p>Về Nơi Bản Thâ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office:value-type="string" calcext:value-type="string">
            <text:p>Vì Được Thanh Tẩ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Vì Mùa Chay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3">
          <table:table-cell office:value-type="string" calcext:value-type="string">
            <text:p>Vì Tình Yêu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3">
          <table:table-cell office:value-type="string" calcext:value-type="string">
            <text:p>Xin Biết Lắng Ngh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string" calcext:value-type="string">
            <text:p>Xin Cảm Tạ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Xin Cho Con Thấy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Xin Cho Lòng Ti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3">
          <table:table-cell office:value-type="string" calcext:value-type="string">
            <text:p>Xin Được Hiệp Nhất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3">
          <table:table-cell office:value-type="string" calcext:value-type="string">
            <text:p>Xin Gương Mặt Của Mẹ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3">
          <table:table-cell office:value-type="string" calcext:value-type="string">
            <text:p>Xin Hướng Dẫn Co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Xin Mẹ Ơn Thinh Lặng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3">
          <table:table-cell office:value-type="string" calcext:value-type="string">
            <text:p>Xin Mẹ Trả Lời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3">
          <table:table-cell office:value-type="string" calcext:value-type="string">
            <text:p>Xin Theo Thầy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Yêu Là Lựa Chọ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Yêu Mến Hội Thánh</text:p>
          </table:table-cell>
          <table:table-cell office:value-type="float" office:value="98" calcext:value-type="float">
            <text:p>98</text:p>
          </table:table-cell>
          <table:table-cell/>
        </table:table-row>
      </table:table>
      <table:table table:name="muc-luc-2" table:style-name="ta1" table:print-ranges="'muc-luc-2'.A1:'muc-luc-2'.C172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ỤC LỤC</text:p>
          </table:table-cell>
          <table:covered-table-cell table:style-name="Default"/>
          <table:covered-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Xin Cảm Tạ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Default" table:number-columns-repeated="2"/>
          <table:table-cell/>
        </table:table-row>
        <table:table-row table:style-name="ro2">
          <table:table-cell table:style-name="ce3" office:value-type="string" calcext:value-type="string">
            <text:p>CA NGUYỆN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Ai Yêu Sự Sống Mình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Ánh Mắt Thiên Chúa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Biết Chúa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a Tụng Chú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 office:value-type="string" calcext:value-type="string">
            <text:p>Cần Biết Đánh Liều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office:value-type="string" calcext:value-type="string">
            <text:p>Cầu Nguyện Cho Nhau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ầu Nguyện với Chúa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string" calcext:value-type="string">
            <text:p>Cha Chúng Con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3">
          <table:table-cell office:value-type="string" calcext:value-type="string">
            <text:p>Chỉ Người Nào Yêu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Chiến Đấu Vì Chú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string" calcext:value-type="string">
            <text:p>Chờ Đợi Vững Vàng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3">
          <table:table-cell office:value-type="string" calcext:value-type="string">
            <text:p>Chúa Chờ Đợi Ta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 office:value-type="string" calcext:value-type="string">
            <text:p>Chúa Đi Bước Trướ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Chúa Giêsu Là Đường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Chúa </text:span>Trang Điểm Lời Ngài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3">
          <table:table-cell office:value-type="string" calcext:value-type="string">
            <text:p>Của Lễ Cao Trọng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Đáp Trả Tình Yêu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Đấng Duy Nhấ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Đề Phòng Chính Mình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Đức Kitô Đã Sống Lại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string" calcext:value-type="string">
            <text:p>Hãy Cầu Nguyện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 office:value-type="string" calcext:value-type="string">
            <text:p>Hoạt Động Và Chiêm Niệ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Hướng Về Chúa Mọi Lúc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string" calcext:value-type="string">
            <text:p>Khao Khát Chú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Khao Khát Tình Yêu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Khi Chúa Đế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Khi Ta Muố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office:value-type="string" calcext:value-type="string">
            <text:p>Lạy Đấng Khôn Ngoa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Mọi Người Là Anh Em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3">
          <table:table-cell office:value-type="string" calcext:value-type="string">
            <text:p>Mong Cả Địa Cầu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Mời Gọi Nên Thán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Muốn Gặp Chú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Ơn Cứu Độ Bởi Chúa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string" calcext:value-type="string">
            <text:p>Phó Thác Cho Chúa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hục Vụ Trong Đức Ái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Sống Niềm Vui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Thầy Là Ai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Thiên Chúa Cúi Nhìn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Tiến Dâng Thân Mình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Tiếng Chúa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Tỉnh Thức Nghe Tiếng Chú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Trung Tín Với Chú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Từ Bỏ Chính Mình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string" calcext:value-type="string">
            <text:p>Về Nơi Bản Thâ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office:value-type="string" calcext:value-type="string">
            <text:p>Xin Biết Lắng Ngh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string" calcext:value-type="string">
            <text:p>Xin Cho Con Thấy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Xin Cho Lòng Ti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3">
          <table:table-cell office:value-type="string" calcext:value-type="string">
            <text:p>Xin Hướng Dẫn Co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Xin Theo Thầy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Yêu Là Lựa Chọ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4" office:value-type="string" calcext:value-type="string">
            <text:p>THÁNH TÂM – THÁNH THỂ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úa Yêu Tội Nhân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3">
          <table:table-cell office:value-type="string" calcext:value-type="string">
            <text:p>Có Cơn Khát Nà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Hãy Đến Với Chúa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Hãy Nhận Bánh Này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office:value-type="string" calcext:value-type="string">
            <text:p>Hòa Nhịp Trái Tim Chúa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Lòng Quảng Đại Của Chúa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Lòng Xót Thương </text:span>Của Chúa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3">
          <table:table-cell office:value-type="string" calcext:value-type="string">
            <text:p>Mọi Vật Ở Trong Chúa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Mối Dây Hiệp Nhất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Nên Một Với Nhau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Sống Theo Thánh Thể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3">
          <table:table-cell office:value-type="string" calcext:value-type="string">
            <text:p>Suối Nước Trường Sinh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3">
          <table:table-cell office:value-type="string" calcext:value-type="string">
            <text:p>Tấm Bánh Chia Sẻ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3">
          <table:table-cell office:value-type="string" calcext:value-type="string">
            <text:p>Thánh Thể Hiện Diện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3">
          <table:table-cell office:value-type="string" calcext:value-type="string">
            <text:p>Tình Yêu Chúa Lôi Cuốn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office:value-type="string" calcext:value-type="string">
            <text:p>Tôn Vinh Chúa Giêsu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3">
          <table:table-cell office:value-type="string" calcext:value-type="string">
            <text:p>Trong Chén Thánh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Vì Tình Yêu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4" office:value-type="string" calcext:value-type="string">
            <text:p>PHỤNG NIÊ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Đêm Giáng Sinh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3">
          <table:table-cell office:value-type="string" calcext:value-type="string">
            <text:p>Chúa Đến Nhà Mình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Đợi Chờ Chúa Đến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string" calcext:value-type="string">
            <text:p>Hãy Sẵn Sàng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3">
          <table:table-cell office:value-type="string" calcext:value-type="string">
            <text:p>Năm Mới Hé Mở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Ngôi Lời Mặc Xác Phàm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Nhân Chứng Sống Lại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3">
          <table:table-cell office:value-type="string" calcext:value-type="string">
            <text:p>Phục Sinh - Lễ Hội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3">
          <table:table-cell office:value-type="string" calcext:value-type="string">
            <text:p>Vì Mùa Chay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4" office:value-type="string" calcext:value-type="string">
            <text:p>CHÚA THÁNH THẦ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ần Chúa Thánh Thần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office:value-type="string" calcext:value-type="string">
            <text:p>Chỉ Có Thần Khí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3">
          <table:table-cell office:value-type="string" calcext:value-type="string">
            <text:p>Đáp Lại Ân Sủng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 office:value-type="string" calcext:value-type="string">
            <text:p>Gợi Lên Lời Ngợi Ca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Hãy Ra Khơi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3">
          <table:table-cell office:value-type="string" calcext:value-type="string">
            <text:p>Hiệp Thông Trong Thánh Thần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Lạy Chúa Thánh Thần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3">
          <table:table-cell office:value-type="string" calcext:value-type="string">
            <text:p>Nếu Không Thần Khí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Tin Chúa Thánh Thần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4" office:value-type="string" calcext:value-type="string">
            <text:p>HỘI THÁN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 Chúng Con Nên Một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3">
          <table:table-cell office:value-type="string" calcext:value-type="string">
            <text:p>Hãy Hoàn Thiện Thêm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 office:value-type="string" calcext:value-type="string">
            <text:p>Hội Thánh Trong Thế Giới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3">
          <table:table-cell office:value-type="string" calcext:value-type="string">
            <text:p>Làm Chứng Cho Chúa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3">
          <table:table-cell office:value-type="string" calcext:value-type="string">
            <text:p>Linh Hồn Hội Thánh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string" calcext:value-type="string">
            <text:p>Loan Báo Tin Mừng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3">
          <table:table-cell office:value-type="string" calcext:value-type="string">
            <text:p>Sẵn Sàng Lên Đường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3">
          <table:table-cell office:value-type="string" calcext:value-type="string">
            <text:p>Sống Chết Vì Đức Tin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3">
          <table:table-cell office:value-type="string" calcext:value-type="string">
            <text:p>Vì Được Thanh Tẩ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Xin Được Hiệp Nhất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3">
          <table:table-cell office:value-type="string" calcext:value-type="string">
            <text:p>Yêu Mến Hội Thánh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4" office:value-type="string" calcext:value-type="string">
            <text:p>ĐỨC MẸ – CÁC THÁN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ác Thánh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3">
          <table:table-cell office:value-type="string" calcext:value-type="string">
            <text:p>Làm Sao Hát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3">
          <table:table-cell office:value-type="string" calcext:value-type="string">
            <text:p>Lạy Các Thánh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3">
          <table:table-cell office:value-type="string" calcext:value-type="string">
            <text:p>Mẹ Gần Gũi Ta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3">
          <table:table-cell office:value-type="string" calcext:value-type="string">
            <text:p>Người Bảo sao, Cứ Làm Vậy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office:value-type="string" calcext:value-type="string">
            <text:p>Thánh Giuse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3">
          <table:table-cell office:value-type="string" calcext:value-type="string">
            <text:p>Xin Gương Mặt Của Mẹ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3">
          <table:table-cell office:value-type="string" calcext:value-type="string">
            <text:p>Xin Mẹ Ơn Thinh Lặng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3">
          <table:table-cell office:value-type="string" calcext:value-type="string">
            <text:p>Xin Mẹ Trả Lời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4" office:value-type="string" calcext:value-type="string">
            <text:p>PHỤ LỤ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e Maria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3">
          <table:table-cell office:value-type="string" calcext:value-type="string">
            <text:p>Ave Maria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3">
          <table:table-cell office:value-type="string" calcext:value-type="string">
            <text:p>Ave Maria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3">
          <table:table-cell office:value-type="string" calcext:value-type="string">
            <text:p>Đối Tượng Duy Nhất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3">
          <table:table-cell office:value-type="string" calcext:value-type="string">
            <text:p>Kìa Bà Nào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3">
          <table:table-cell office:value-type="string" calcext:value-type="string">
            <text:p>Kính Chào Đức Mẹ Tàpao</text:p>
          </table:table-cell>
          <table:table-cell office:value-type="float" office:value="127" calcext:value-type="float">
            <text:p>1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99in" fo:page-height="8.2701in" fo:margin-top="0.5in" fo:margin-bottom="0.5in" fo:margin-left="0.65in" fo:margin-right="0.3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13:04:16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5:28:00.519000000</dc:date>
    <meta:editing-duration>PT1H4M58S</meta:editing-duration>
    <meta:editing-cycles>32</meta:editing-cycles>
    <meta:generator>LibreOffice/7.1.4.2$Windows_X86_64 LibreOffice_project/a529a4fab45b75fefc5b6226684193eb000654f6</meta:generator>
    <meta:document-statistic meta:table-count="2" meta:cell-count="461" meta:object-count="0"/>
  </office:meta>
</office:document-meta>
</file>